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000000300108767BBC8BF34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833cm, 19.056cm, 1.776cm, 2.563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59cm" svg:height="20.608cm" svg:x="2.794cm" svg:y="0.392cm">
          <draw:image xlink:href="Pictures/100000000000055000000300108767BBC8BF34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1:57:59.672919768</meta:creation-date>
    <dc:date>2018-04-17T12:01:05.357290038</dc:date>
    <meta:editing-duration>PT3M7S</meta:editing-duration>
    <meta:editing-cycles>1</meta:editing-cycles>
    <meta:document-statistic meta:object-count="24"/>
    <meta:generator>LibreOffice/5.1.6.2$Linux_X86_64 LibreOffice_project/10m0$Build-2</meta:generator>
  </office:meta>
</office:document-meta>
</file>